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19.54mm"/>
    </style:style>
    <style:style style:name="co3" style:family="table-column">
      <style:table-column-properties fo:break-before="auto" style:column-width="19.79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Expositor</text:p>
          </table:table-cell>
          <table:table-cell table:style-name="ce2" office:value-type="string" calcext:value-type="string">
            <text:p>Posicao</text:p>
          </table:table-cell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>
            <text:p>Referencia</text:p>
          </table:table-cell>
          <table:table-cell table:style-name="ce4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2" office:value-type="float" office:value="1115674" calcext:value-type="float">
            <text:p>1115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1414" calcext:value-type="float">
            <text:p>11014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6035" calcext:value-type="float">
            <text:p>11260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6186" calcext:value-type="float">
            <text:p>109618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6163" calcext:value-type="float">
            <text:p>107616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8672" calcext:value-type="float">
            <text:p>1098672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1123" calcext:value-type="float">
            <text:p>10811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6000" calcext:value-type="float">
            <text:p>11260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7493" calcext:value-type="float">
            <text:p>11274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5667" calcext:value-type="float">
            <text:p>11156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3089" calcext:value-type="float">
            <text:p>108308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4805" calcext:value-type="float">
            <text:p>110480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6605" calcext:value-type="float">
            <text:p>111660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7061" calcext:value-type="float">
            <text:p>109706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8182" calcext:value-type="float">
            <text:p>11081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6348" calcext:value-type="float">
            <text:p>10963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1994" calcext:value-type="float">
            <text:p>111199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5990" calcext:value-type="float">
            <text:p>10959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9279" calcext:value-type="float">
            <text:p>110927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3075" calcext:value-type="float">
            <text:p>11130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7913" calcext:value-type="float">
            <text:p>10979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6777" calcext:value-type="float">
            <text:p>107677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Metro Quadrado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5751" calcext:value-type="float">
            <text:p>112575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Metro Quadrado</text:p>
          </table:table-cell>
          <table:table-cell table:style-name="ce2" office:value-type="float" office:value="5048005" calcext:value-type="float">
            <text:p>50480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5211" calcext:value-type="float">
            <text:p>11252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Metro Quadrado</text:p>
          </table:table-cell>
          <table:table-cell table:style-name="ce2" office:value-type="float" office:value="5062501" calcext:value-type="float">
            <text:p>50625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Metro Quadrado</text:p>
          </table:table-cell>
          <table:table-cell table:style-name="ce2" office:value-type="float" office:value="5048006" calcext:value-type="float">
            <text:p>504800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5455" calcext:value-type="float">
            <text:p>11254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5912" calcext:value-type="float">
            <text:p>11059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Metro Quadrado</text:p>
          </table:table-cell>
          <table:table-cell table:style-name="ce2" office:value-type="float" office:value="5048012" calcext:value-type="float">
            <text:p>50480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9108" calcext:value-type="float">
            <text:p>110910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8301" calcext:value-type="float">
            <text:p>11183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9222" calcext:value-type="float">
            <text:p>11192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3631" calcext:value-type="float">
            <text:p>10936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6126" calcext:value-type="float">
            <text:p>11161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1435" calcext:value-type="float">
            <text:p>11114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5907" calcext:value-type="float">
            <text:p>110590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5900" calcext:value-type="float">
            <text:p>11059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3155" calcext:value-type="float">
            <text:p>11131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9771" calcext:value-type="float">
            <text:p>112977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5898" calcext:value-type="float">
            <text:p>110589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3602" calcext:value-type="float">
            <text:p>11136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9815" calcext:value-type="float">
            <text:p>11198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5908" calcext:value-type="float">
            <text:p>110590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9030" calcext:value-type="float">
            <text:p>11190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8346" calcext:value-type="float">
            <text:p>10783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31539" calcext:value-type="float">
            <text:p>113153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Metro Quadrado</text:p>
          </table:table-cell>
          <table:table-cell table:style-name="ce2" office:value-type="float" office:value="6062619" calcext:value-type="float">
            <text:p>606261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7893" calcext:value-type="float">
            <text:p>11178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9824" calcext:value-type="float">
            <text:p>11198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5673" calcext:value-type="float">
            <text:p>110567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2044" calcext:value-type="float">
            <text:p>11120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0261" calcext:value-type="float">
            <text:p>111026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9783" calcext:value-type="float">
            <text:p>11297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9770" calcext:value-type="float">
            <text:p>11297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7931" calcext:value-type="float">
            <text:p>11179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9805" calcext:value-type="float">
            <text:p>110980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Metro Quadrado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47:02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5T16:49:04.516000000</dc:date>
    <meta:editing-duration>PT5M18S</meta:editing-duration>
    <meta:editing-cycles>4</meta:editing-cycles>
    <meta:document-statistic meta:table-count="1" meta:cell-count="281" meta:object-count="0"/>
  </office:meta>
</office:document-meta>
</file>